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start" style:justify-single-word="false" style:page-number="auto"/>
      <style:text-properties officeooo:paragraph-rsid="0001f24a"/>
    </style:style>
    <style:style style:name="P2" style:family="paragraph" style:parent-style-name="Standard">
      <style:text-properties fo:font-weight="normal" officeooo:rsid="0000000e" officeooo:paragraph-rsid="0000000e" style:font-weight-asian="normal" style:font-weight-complex="normal"/>
    </style:style>
    <style:style style:name="P3" style:family="paragraph" style:parent-style-name="Standard">
      <style:text-properties officeooo:rsid="0000000e" officeooo:paragraph-rsid="0000000e"/>
    </style:style>
    <style:style style:name="P4" style:family="paragraph" style:parent-style-name="Standard">
      <style:paragraph-properties fo:text-align="center" style:justify-single-word="false"/>
      <style:text-properties officeooo:rsid="0000000e" officeooo:paragraph-rsid="0000000e"/>
    </style:style>
    <style:style style:name="P5" style:family="paragraph" style:parent-style-name="Standard">
      <style:paragraph-properties fo:text-align="start" style:justify-single-word="false"/>
      <style:text-properties officeooo:rsid="0000000e" officeooo:paragraph-rsid="0000000e"/>
    </style:style>
    <style:style style:name="P6" style:family="paragraph" style:parent-style-name="Standard">
      <style:paragraph-properties fo:text-align="start" style:justify-single-word="false"/>
      <style:text-properties officeooo:rsid="0000000e" officeooo:paragraph-rsid="00001aaf"/>
    </style:style>
    <style:style style:name="P7" style:family="paragraph" style:parent-style-name="Standard">
      <style:text-properties fo:font-weight="bold" officeooo:rsid="0000000e" officeooo:paragraph-rsid="0000000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0000e" officeooo:paragraph-rsid="0000000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01aaf" officeooo:paragraph-rsid="00001aa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00000e" officeooo:paragraph-rsid="0004bd65"/>
    </style:style>
    <style:style style:name="P11" style:family="paragraph" style:parent-style-name="Standard">
      <style:text-properties fo:font-weight="normal" officeooo:rsid="0000000e" officeooo:paragraph-rsid="0004bd65" style:font-weight-asian="normal" style:font-weight-complex="normal"/>
    </style:style>
    <style:style style:name="T1" style:family="text">
      <style:text-properties fo:font-weight="normal" officeooo:rsid="00001aaf" style:font-weight-asian="normal" style:font-weight-complex="normal"/>
    </style:style>
    <style:style style:name="T2" style:family="text">
      <style:text-properties fo:font-weight="normal" officeooo:rsid="0001f24a" style:font-weight-asian="normal" style:font-weight-complex="normal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001aaf"/>
    </style:style>
    <style:style style:name="T5" style:family="text">
      <style:text-properties officeooo:rsid="0004bd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ser 1</text:p>
      <text:p text:style-name="P6"><text:line-break/><text:tab/>User 1 feels as though Market/Services and Transportation information should be on the same page.<text:line-break/>This isn’t very actionable as markets include shops and food while transportation has many options on its own. It would make a very cluttered page.</text:p>
      <text:p text:style-name="P5"/>
      <text:p text:style-name="P10"><text:tab/>User 1 feels as though the Guides for your <text:span text:style-name="T5">F</text:span>irst <text:span text:style-name="T5">T</text:span>rip <text:span text:style-name="T5">section</text:span> isn’t nessassary and the “What to Expect” <text:span text:style-name="T5">part of that section</text:span> could be summarized on the main page.<text:line-break/>This is actionable. <text:span text:style-name="T5">I will be removeing the </text:span>Guides for your <text:span text:style-name="T5">F</text:span>irst <text:span text:style-name="T5">T</text:span>rip <text:span text:style-name="T5">from the prototype and will add the “What to Expect” to the front page. This information should be front and cetner.</text:span></text:p>
      <text:p text:style-name="P3"/>
      <text:p text:style-name="P8">User <text:span text:style-name="T4">2</text:span></text:p>
      <text:p text:style-name="P4"/>
      <text:p text:style-name="P5"><text:tab/>User 2 noticed that there was no navigation back to the main page and that there was no way to navigate to other pages from pages that are not the main page.<text:line-break/>This is extremely actionable and very good feedback. This will be fixed in the prototype. <text:span text:style-name="T5">Navigation will be added to every section and every page will be able to lead to every other page.</text:span></text:p>
      <text:p text:style-name="P3"/>
      <text:p text:style-name="P8">User 3</text:p>
      <text:p text:style-name="P7"/>
      <text:p text:style-name="P2"><text:tab/>User 3 feels as though that car rental and ride share should be prioritized on the transportation page given that it is the most popular transportation option.</text:p>
      <text:p text:style-name="P2">This is actionable as it would allow users to get the information they want more easily. <text:span text:style-name="T5">I will reorganize this section to make the more popular information more avaliable at a glance.</text:span></text:p>
      <text:p text:style-name="P2"/>
      <text:p text:style-name="P2"><text:tab/>User 3 feels that hotels and private rentals should be prioritized on the lodging page.</text:p>
      <text:p text:style-name="P11">This is actionable as these are the primary lodging options. <text:span text:style-name="T5">I will <text:s/>reorganize this section to make the more popular information easily accessibl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fo:break-before="auto" fo:break-aft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">
      <style:paragraph-properties fo:text-align="start" style:justify-single-word="false" style:page-number="auto"/>
      <style:text-properties officeooo:paragraph-rsid="0001f24a"/>
    </style:style>
    <style:style style:name="MT1" style:family="text">
      <style:text-properties fo:font-weight="normal" officeooo:rsid="00001aaf" style:font-weight-asian="normal" style:font-weight-complex="normal"/>
    </style:style>
    <style:style style:name="MT2" style:family="text">
      <style:text-properties fo:font-weight="normal" officeooo:rsid="0001f24a" style:font-weight-asian="normal" style:font-weight-complex="normal"/>
    </style:style>
    <style:style style:name="MT3" style:family="text">
      <style:text-properties fo:background-color="#ffffff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GUERRILLA TESTIN</text:span><text:span text:style-name="MT2">G <text:tab/><text:tab/><text:tab/><text:tab/><text:tab/><text:tab/><text:tab/><text:tab/><text:tab/><text:tab/> <text:s text:c="9"/></text:span><text:span text:style-name="MT3"><text:page-number text:select-page="current">1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7:43:48.219474493</meta:creation-date>
    <dc:date>2024-02-07T14:21:26.486584815</dc:date>
    <meta:editing-duration>PT58M4S</meta:editing-duration>
    <meta:editing-cycles>5</meta:editing-cycles>
    <meta:generator>LibreOffice/7.5.9.2$Linux_X86_64 LibreOffice_project/50$Build-2</meta:generator>
    <meta:document-statistic meta:table-count="0" meta:image-count="0" meta:object-count="0" meta:page-count="1" meta:paragraph-count="11" meta:word-count="276" meta:character-count="1582" meta:non-whitespace-character-count="1290"/>
  </office:meta>
</office:document-meta>
</file>